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system" style:font-pitch="variable"/>
    <style:font-face style:name="Gentium Basic" svg:font-family="'Gentium Bas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244cm" fo:margin-left="-0.191cm" fo:margin-top="0cm" fo:margin-bottom="0cm" table:align="left" style:writing-mode="lr-tb"/>
    </style:style>
    <style:style style:name="Tableau1.A" style:family="table-column">
      <style:table-column-properties style:column-width="5.491cm"/>
    </style:style>
    <style:style style:name="Tableau1.B" style:family="table-column">
      <style:table-column-properties style:column-width="11.75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0.5pt solid #8eaadb" fo:border-right="0.5pt solid #8eaadb" fo:border-top="0.5pt solid #8eaadb" fo:border-bottom="1.5pt solid #8eaadb" style:writing-mode="lr-tb"/>
    </style:style>
    <style:style style:name="Tableau1.2" style:family="table-row">
      <style:table-row-properties style:min-row-height="1.025cm" fo:keep-together="auto"/>
    </style:style>
    <style:style style:name="Tableau1.A2" style:family="table-cell">
      <style:table-cell-properties fo:background-color="#d9e2f3" fo:padding-left="0.191cm" fo:padding-right="0.191cm" fo:padding-top="0cm" fo:padding-bottom="0cm" fo:border="0.5pt solid #8eaadb" style:writing-mode="lr-tb">
        <style:background-image/>
      </style:table-cell-properties>
    </style:style>
    <style:style style:name="Tableau1.A3" style:family="table-cell">
      <style:table-cell-properties fo:background-color="#b4c6e7" fo:padding-left="0.191cm" fo:padding-right="0.191cm" fo:padding-top="0cm" fo:padding-bottom="0cm" fo:border="0.5pt solid #8eaadb" style:writing-mode="lr-tb">
        <style:background-image/>
      </style:table-cell-properties>
    </style:style>
    <style:style style:name="Tableau1.A9" style:family="table-cell">
      <style:table-cell-properties fo:padding-left="0.191cm" fo:padding-right="0.191cm" fo:padding-top="0cm" fo:padding-bottom="0cm" fo:border="0.5pt solid #8eaadb" style:writing-mode="lr-tb"/>
    </style:style>
    <style:style style:name="Tableau1.B9" style:family="table-cell">
      <style:table-cell-properties fo:padding-left="0.191cm" fo:padding-right="0.191cm" fo:padding-top="0cm" fo:padding-bottom="0cm" fo:border="0.5pt solid #8eaadb" style:writing-mode="lr-tb"/>
    </style:style>
    <style:style style:name="Tableau1.A17" style:family="table-cell">
      <style:table-cell-properties fo:padding-left="0.191cm" fo:padding-right="0.191cm" fo:padding-top="0cm" fo:padding-bottom="0cm" fo:border="0.5pt solid #8eaadb" style:writing-mode="lr-tb"/>
    </style:style>
    <style:style style:name="Tableau1.B17" style:family="table-cell">
      <style:table-cell-properties fo:padding-left="0.191cm" fo:padding-right="0.191cm" fo:padding-top="0cm" fo:padding-bottom="0cm" fo:border="0.5pt solid #8eaadb" style:writing-mode="lr-tb"/>
    </style:style>
    <style:style style:name="Tableau2" style:family="table">
      <style:table-properties style:width="17.244cm" fo:margin-left="-0.191cm" fo:margin-top="0cm" fo:margin-bottom="0cm" table:align="left" style:writing-mode="lr-tb"/>
    </style:style>
    <style:style style:name="Tableau2.A" style:family="table-column">
      <style:table-column-properties style:column-width="5.491cm"/>
    </style:style>
    <style:style style:name="Tableau2.B" style:family="table-column">
      <style:table-column-properties style:column-width="11.7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0.5pt solid #8eaadb" fo:border-right="0.5pt solid #8eaadb" fo:border-top="0.5pt solid #8eaadb" fo:border-bottom="1.5pt solid #8eaadb" style:writing-mode="lr-tb"/>
    </style:style>
    <style:style style:name="Tableau2.2" style:family="table-row">
      <style:table-row-properties style:min-row-height="1.025cm" fo:keep-together="auto"/>
    </style:style>
    <style:style style:name="Tableau2.A2" style:family="table-cell">
      <style:table-cell-properties fo:background-color="#d9e2f3" fo:padding-left="0.191cm" fo:padding-right="0.191cm" fo:padding-top="0cm" fo:padding-bottom="0cm" fo:border="0.5pt solid #8eaadb" style:writing-mode="lr-tb">
        <style:background-image/>
      </style:table-cell-properties>
    </style:style>
    <style:style style:name="Tableau2.A3" style:family="table-cell">
      <style:table-cell-properties fo:background-color="#b4c6e7" fo:padding-left="0.191cm" fo:padding-right="0.191cm" fo:padding-top="0cm" fo:padding-bottom="0cm" fo:border="0.5pt solid #8eaadb" style:writing-mode="lr-tb">
        <style:background-image/>
      </style:table-cell-properties>
    </style:style>
    <style:style style:name="Tableau2.A9" style:family="table-cell">
      <style:table-cell-properties fo:padding-left="0.191cm" fo:padding-right="0.191cm" fo:padding-top="0cm" fo:padding-bottom="0cm" fo:border="0.5pt solid #8eaadb" style:writing-mode="lr-tb"/>
    </style:style>
    <style:style style:name="Tableau2.B9" style:family="table-cell">
      <style:table-cell-properties fo:padding-left="0.191cm" fo:padding-right="0.191cm" fo:padding-top="0cm" fo:padding-bottom="0cm" fo:border="0.5pt solid #8eaadb" style:writing-mode="lr-tb"/>
    </style:style>
    <style:style style:name="Tableau2.A17" style:family="table-cell">
      <style:table-cell-properties fo:padding-left="0.191cm" fo:padding-right="0.191cm" fo:padding-top="0cm" fo:padding-bottom="0cm" fo:border="0.5pt solid #8eaadb" style:writing-mode="lr-tb"/>
    </style:style>
    <style:style style:name="Tableau2.B17" style:family="table-cell">
      <style:table-cell-properties fo:padding-left="0.191cm" fo:padding-right="0.191cm" fo:padding-top="0cm" fo:padding-bottom="0cm" fo:border="0.5pt solid #8eaadb" style:writing-mode="lr-tb"/>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P1" style:family="paragraph" style:parent-style-name="Normal_20__28_Web_29_">
      <style:paragraph-properties fo:margin-top="0.494cm" fo:margin-bottom="0.494cm" style:contextual-spacing="false"/>
      <style:text-properties officeooo:paragraph-rsid="001e50c8"/>
    </style:style>
    <style:style style:name="P2" style:family="paragraph" style:parent-style-name="Standard">
      <style:text-properties officeooo:rsid="001bbc7a" officeooo:paragraph-rsid="001bbc7a"/>
    </style:style>
    <style:style style:name="P3" style:family="paragraph" style:parent-style-name="Text_20_body">
      <style:text-properties officeooo:rsid="001bbc7a" officeooo:paragraph-rsid="001bbc7a"/>
    </style:style>
    <style:style style:name="P4" style:family="paragraph" style:parent-style-name="Title">
      <style:text-properties officeooo:rsid="001bbc7a" officeooo:paragraph-rsid="001bbc7a"/>
    </style:style>
    <style:style style:name="P5" style:family="paragraph" style:parent-style-name="Standard">
      <style:text-properties officeooo:rsid="001bbc7a" officeooo:paragraph-rsid="001cd454"/>
    </style:style>
    <style:style style:name="P6" style:family="paragraph" style:parent-style-name="Standard">
      <style:text-properties officeooo:paragraph-rsid="001cd454"/>
    </style:style>
    <style:style style:name="P7" style:family="paragraph" style:parent-style-name="Table_20_Contents">
      <style:paragraph-properties fo:text-align="center" style:justify-single-word="false"/>
      <style:text-properties officeooo:rsid="001d4066" officeooo:paragraph-rsid="001d4066"/>
    </style:style>
    <style:style style:name="P8" style:family="paragraph" style:parent-style-name="Table_20_Contents">
      <style:paragraph-properties fo:text-align="center" style:justify-single-word="false"/>
      <style:text-properties officeooo:rsid="001d4066" officeooo:paragraph-rsid="00204021"/>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d4066"/>
    </style:style>
    <style:style style:name="P11" style:family="paragraph" style:parent-style-name="Table_20_Contents">
      <style:paragraph-properties fo:text-align="center" style:justify-single-word="false"/>
      <style:text-properties officeooo:paragraph-rsid="00204021"/>
    </style:style>
    <style:style style:name="P12" style:family="paragraph" style:parent-style-name="Table_20_Contents">
      <style:paragraph-properties fo:text-align="center" style:justify-single-word="false"/>
      <style:text-properties officeooo:rsid="001d9b3c" officeooo:paragraph-rsid="001d9b3c"/>
    </style:style>
    <style:style style:name="P13" style:family="paragraph" style:parent-style-name="Table_20_Contents">
      <style:paragraph-properties fo:text-align="center" style:justify-single-word="false"/>
      <style:text-properties officeooo:rsid="001d9b3c" officeooo:paragraph-rsid="00204021"/>
    </style:style>
    <style:style style:name="P14" style:family="paragraph" style:parent-style-name="Table_20_Contents">
      <style:paragraph-properties fo:text-align="center" style:justify-single-word="false"/>
      <style:text-properties officeooo:rsid="001e50c8" officeooo:paragraph-rsid="001e50c8"/>
    </style:style>
    <style:style style:name="P15" style:family="paragraph" style:parent-style-name="Table_20_Contents">
      <style:text-properties officeooo:rsid="001e50c8" officeooo:paragraph-rsid="001e50c8"/>
    </style:style>
    <style:style style:name="P16" style:family="paragraph" style:parent-style-name="Table_20_Contents">
      <style:text-properties officeooo:rsid="00204021" officeooo:paragraph-rsid="00204021"/>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bbc7a"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style:text-properties style:use-window-font-color="true" loext:opacity="0%" style:font-name="Times New Roman" fo:font-size="12pt" fo:font-weight="bold" officeooo:paragraph-rsid="001cd454" style:font-name-asian="Times New Roman1" style:font-size-asian="12pt" style:language-asian="fr" style:country-asian="FR" style:font-weight-asian="bold" style:font-name-complex="Times New Roman1" style:font-size-complex="12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19" style:family="paragraph" style:parent-style-name="Standard">
      <style:paragraph-properties fo:margin-top="0cm" fo:margin-bottom="0cm" style:contextual-spacing="false" fo:line-height="100%" fo:text-align="start" style:justify-single-word="false" fo:orphans="2" fo:widows="2" fo:hyphenation-ladder-count="no-limit"/>
      <style:text-properties style:use-window-font-color="true" loext:opacity="0%" style:font-name="Times New Roman" fo:font-size="10pt" fo:font-weight="bold" officeooo:paragraph-rsid="001bbc7a" style:font-name-asian="Times New Roman1" style:font-size-asian="10pt" style:language-asian="fr" style:country-asian="FR" style:font-weight-asian="bold" style:font-name-complex="Times New Roman1" style:font-size-complex="10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0" style:family="paragraph" style:parent-style-name="Standard">
      <style:paragraph-properties fo:margin-top="0cm" fo:margin-bottom="0cm" style:contextual-spacing="false" fo:line-height="100%" fo:text-align="start" style:justify-single-word="false" fo:orphans="2" fo:widows="2" fo:hyphenation-ladder-count="no-limit"/>
      <style:text-properties style:use-window-font-color="true" loext:opacity="0%" style:font-name="Times New Roman" fo:font-size="10pt" fo:font-weight="bold" officeooo:paragraph-rsid="001cd454" style:font-name-asian="Times New Roman1" style:font-size-asian="10pt" style:language-asian="fr" style:country-asian="FR" style:font-weight-asian="bold" style:font-name-complex="Times New Roman1" style:font-size-complex="10pt"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style:text-properties fo:color="#2f5496" loext:opacity="100%" fo:font-weight="bold" officeooo:paragraph-rsid="001bbc7a"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style:text-properties fo:color="#2f5496" loext:opacity="100%" fo:font-weight="bold" officeooo:paragraph-rsid="001cd454"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fo:font-weight="bold" officeooo:paragraph-rsid="001bbc7a"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fo:font-weight="bold" officeooo:paragraph-rsid="001cd454" style:font-weight-asian="bold" style:font-weight-complex="bold"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5"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bbc7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6"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cd454"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7"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d172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style:text-properties fo:color="#2f5496" loext:opacity="100%" officeooo:paragraph-rsid="001d4066"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P29" style:family="paragraph" style:parent-style-name="Standard">
      <style:text-properties officeooo:rsid="001bbc7a" officeooo:paragraph-rsid="001bbc7a"/>
    </style:style>
    <style:style style:name="T1" style:family="text">
      <style:text-properties style:font-name="Times New Roman" fo:font-size="12pt" fo:language="fr" fo:country="FR" style:letter-kerning="false" style:font-name-asian="Times New Roman1" style:font-size-asian="12pt" style:language-asian="fr" style:country-asian="FR" style:font-name-complex="Times New Roman1" style:font-size-complex="12pt" style:language-complex="ar" style:country-complex="SA"/>
    </style:style>
    <style:style style:name="T2" style:family="text">
      <style:text-properties style:font-name="Times New Roman" fo:font-size="12pt" fo:language="fr" fo:country="FR" officeooo:rsid="0002a890" style:letter-kerning="false" style:font-name-asian="Times New Roman1" style:font-size-asian="12pt" style:language-asian="fr" style:country-asian="FR" style:font-name-complex="Times New Roman1" style:font-size-complex="12pt" style:language-complex="ar" style:country-complex="SA"/>
    </style:style>
    <style:style style:name="T3" style:family="text">
      <style:text-properties style:font-name="Times New Roman" fo:font-size="12pt" fo:language="fr" fo:country="FR" officeooo:rsid="001bbc7a" style:letter-kerning="false" style:font-name-asian="Times New Roman1" style:font-size-asian="12pt" style:language-asian="fr" style:country-asian="FR" style:font-name-complex="Times New Roman1" style:font-size-complex="12pt" style:language-complex="ar" style:country-complex="SA"/>
    </style:style>
    <style:style style:name="T4" style:family="text">
      <style:text-properties style:font-name="Times New Roman" fo:font-size="12pt" fo:language="fr" fo:country="FR" officeooo:rsid="001cd454" style:letter-kerning="false" style:font-name-asian="Times New Roman1" style:font-size-asian="12pt" style:language-asian="fr" style:country-asian="FR" style:font-name-complex="Times New Roman1" style:font-size-complex="12pt" style:language-complex="ar" style:country-complex="SA"/>
    </style:style>
    <style:style style:name="T5" style:family="text">
      <style:text-properties style:font-name="Times New Roman" fo:font-size="12pt" fo:language="fr" fo:country="FR" officeooo:rsid="001d172a" style:letter-kerning="false" style:font-name-asian="Times New Roman1" style:font-size-asian="12pt" style:language-asian="fr" style:country-asian="FR" style:font-name-complex="Times New Roman1" style:font-size-complex="12pt" style:language-complex="ar" style:country-complex="SA"/>
    </style:style>
    <style:style style:name="T6" style:family="text">
      <style:text-properties style:font-name="Times New Roman" fo:font-size="12pt" fo:language="fr" fo:country="FR" officeooo:rsid="001d4066" style:letter-kerning="false" style:font-name-asian="Times New Roman1" style:font-size-asian="12pt" style:language-asian="fr" style:country-asian="FR" style:font-name-complex="Times New Roman1" style:font-size-complex="12pt" style:language-complex="ar" style:country-complex="SA"/>
    </style:style>
    <style:style style:name="T7" style:family="text">
      <style:text-properties style:font-name="Times New Roman" fo:font-size="12pt" fo:language="fr" fo:country="FR" officeooo:rsid="001d9b3c" style:letter-kerning="false" style:font-name-asian="Times New Roman1" style:font-size-asian="12pt" style:language-asian="fr" style:country-asian="FR" style:font-name-complex="Times New Roman1" style:font-size-complex="12pt" style:language-complex="ar" style:country-complex="SA"/>
    </style:style>
    <style:style style:name="T8" style:family="text">
      <style:text-properties style:font-name="Times New Roman" fo:font-size="12pt" fo:language="fr" fo:country="FR" officeooo:rsid="0022983d" style:letter-kerning="false" style:font-name-asian="Times New Roman1" style:font-size-asian="12pt" style:language-asian="fr" style:country-asian="FR" style:font-name-complex="Times New Roman1" style:font-size-complex="12pt" style:language-complex="ar" style:country-complex="SA"/>
    </style:style>
    <style:style style:name="T9" style:family="text">
      <style:text-properties style:font-name="Times New Roman" fo:font-size="12pt" fo:language="fr" fo:country="FR" officeooo:rsid="00242849" style:letter-kerning="false" style:font-name-asian="Times New Roman1" style:font-size-asian="12pt" style:language-asian="fr" style:country-asian="FR" style:font-name-complex="Times New Roman1" style:font-size-complex="12pt" style:language-complex="ar" style:country-complex="SA"/>
    </style:style>
    <style:style style:name="T10" style:family="text">
      <style:text-properties style:font-name="Times New Roman" fo:font-size="12pt" fo:language="fr" fo:country="FR" officeooo:rsid="0025c8c4" style:letter-kerning="false" style:font-name-asian="Times New Roman1" style:font-size-asian="12pt" style:language-asian="fr" style:country-asian="FR" style:font-name-complex="Times New Roman1" style:font-size-complex="12pt" style:language-complex="ar" style:country-complex="SA"/>
    </style:style>
    <style:style style:name="T11" style:family="text">
      <style:text-properties style:font-name="Times New Roman" fo:font-size="12pt" fo:language="fr" fo:country="FR" officeooo:rsid="0026d83b" style:letter-kerning="false" style:font-name-asian="Times New Roman1" style:font-size-asian="12pt" style:language-asian="fr" style:country-asian="FR" style:font-name-complex="Times New Roman1" style:font-size-complex="12pt" style:language-complex="ar" style:country-complex="SA"/>
    </style:style>
    <style:style style:name="T12" style:family="text">
      <style:text-properties style:font-name="Times New Roman" fo:font-size="12pt" style:font-name-asian="Times New Roman1" style:font-size-asian="12pt" style:language-asian="fr" style:country-asian="FR" style:font-name-complex="Times New Roman1" style:font-size-complex="12pt"/>
    </style:style>
    <style:style style:name="T13" style:family="text">
      <style:text-properties style:font-name="Times New Roman" fo:font-size="12pt" fo:font-weight="normal" style:font-name-asian="Times New Roman1" style:font-size-asian="12pt" style:language-asian="fr" style:country-asian="FR" style:font-weight-asian="normal" style:font-name-complex="Times New Roman1" style:font-size-complex="12pt" style:font-weight-complex="normal"/>
    </style:style>
    <style:style style:name="T14" style:family="text">
      <style:text-properties style:font-name="Times New Roman" fo:font-size="10pt" style:font-name-asian="Times New Roman1" style:font-size-asian="10pt" style:language-asian="fr" style:country-asian="FR" style:font-name-complex="Times New Roman1" style:font-size-complex="10pt"/>
    </style:style>
    <style:style style:name="T15" style:family="text">
      <style:text-properties officeooo:rsid="001d4066"/>
    </style:style>
    <style:style style:name="T16" style:family="text">
      <style:text-properties officeooo:rsid="001d9b3c"/>
    </style:style>
    <style:style style:name="T17" style:family="text">
      <style:text-properties officeooo:rsid="00204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P2 – Le cahier des charges</text:p>
      <text:p text:style-name="P3"/>
      <table:table table:name="Tableau1" table:style-name="Tableau1">
        <table:table-column table:style-name="Tableau1.A"/>
        <table:table-column table:style-name="Tableau1.B"/>
        <table:table-row table:style-name="Tableau1.1">
          <table:table-cell table:style-name="Tableau1.A1" office:value-type="string">
            <text:p text:style-name="P17" loext:marker-style-name="T12"/>
          </table:table-cell>
          <table:table-cell table:style-name="Tableau1.A1" office:value-type="string">
            <text:p text:style-name="P17" loext:marker-style-name="T12"/>
          </table:table-cell>
        </table:table-row>
        <table:table-row table:style-name="Tableau1.2">
          <table:table-cell table:style-name="Tableau1.A2" table:number-columns-spanned="2" office:value-type="string">
            <text:p text:style-name="P21" loext:marker-style-name="T13"><text:span text:style-name="T1">FICHE UTILISATEUR</text:span></text:p>
          </table:table-cell>
          <table:covered-table-cell/>
        </table:table-row>
        <table:table-row table:style-name="Tableau1.1">
          <table:table-cell table:style-name="Tableau1.A3" office:value-type="string">
            <text:p text:style-name="P23" loext:marker-style-name="T12"><text:span text:style-name="T1">Identité</text:span></text:p>
          </table:table-cell>
          <table:table-cell table:style-name="Tableau1.A3" office:value-type="string">
            <text:p text:style-name="P25" loext:marker-style-name="T12"><text:span text:style-name="T1">Nom : </text:span><text:span text:style-name="T3">Obama</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Prénom : </text:span><text:span text:style-name="T3">Michel</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Âge : </text:span><text:span text:style-name="T3">2</text:span><text:span text:style-name="T4">2</text:span><text:span text:style-name="T3">ans</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Situation familiale : </text:span><text:span text:style-name="T3">Célibataire</text:span><text:span text:style-name="T1"> </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Position : </text:span><text:span text:style-name="T3">étudiante</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Email : </text:span><text:span text:style-name="T3">michelObama@gmail.com</text:span></text:p>
          </table:table-cell>
        </table:table-row>
        <table:table-row table:style-name="Tableau1.1">
          <table:table-cell table:style-name="Tableau1.A9" office:value-type="string">
            <text:p text:style-name="P23" loext:marker-style-name="T12"><text:span text:style-name="T1">Formation et compétences</text:span></text:p>
          </table:table-cell>
          <table:table-cell table:style-name="Tableau1.B9" office:value-type="string">
            <text:p text:style-name="P25" loext:marker-style-name="T12"><text:span text:style-name="T1">Formation : </text:span><text:span text:style-name="T8">master managment, diplomée d’HEC</text:span></text:p>
          </table:table-cell>
        </table:table-row>
        <table:table-row table:style-name="Tableau1.1">
          <table:table-cell table:style-name="Tableau1.A2" office:value-type="string">
            <text:p text:style-name="P19" loext:marker-style-name="T14"/>
          </table:table-cell>
          <table:table-cell table:style-name="Tableau1.A2" office:value-type="string">
            <text:p text:style-name="P25" loext:marker-style-name="T12"><text:span text:style-name="T1">Compétences : </text:span><text:span text:style-name="T8">manager des équipes, </text:span><text:span text:style-name="T9">gerer le marketing d’une entreprise</text:span></text:p>
          </table:table-cell>
        </table:table-row>
        <table:table-row table:style-name="Tableau1.1">
          <table:table-cell table:style-name="Tableau1.A3" office:value-type="string">
            <text:p text:style-name="P23" loext:marker-style-name="T12"><text:span text:style-name="T1">Métier / Tâches</text:span></text:p>
          </table:table-cell>
          <table:table-cell table:style-name="Tableau1.A3" office:value-type="string">
            <text:p text:style-name="P25" loext:marker-style-name="T12"><text:span text:style-name="T1">Tâches principales : </text:span></text:p>
          </table:table-cell>
        </table:table-row>
        <table:table-row table:style-name="Tableau1.1">
          <table:table-cell table:style-name="Tableau1.A2" office:value-type="string">
            <text:p text:style-name="P23" loext:marker-style-name="T12"><text:span text:style-name="T1">Points critiques </text:span><text:span text:style-name="T2">(fonctionnalité appli les plus importantes)</text:span></text:p>
          </table:table-cell>
          <table:table-cell table:style-name="Tableau1.A2" office:value-type="string">
            <text:p text:style-name="P25" loext:marker-style-name="T12"><text:span text:style-name="T1">Points critiques liés au poste : </text:span><text:span text:style-name="T9">Elle doit pouvoir consulter le catalogue des livres, les acheter depuis le site, pouvoir rechercher des livres avec des critères précis, avoir la possibilit</text:span><text:span text:style-name="T10">é</text:span><text:span text:style-name="T9"> de se faire livrer chez elle ou d’aller chercher le livre en magasin, réserver un livre, suivre ses achats et commandes et leurs historique. <text:s/></text:span></text:p>
          </table:table-cell>
        </table:table-row>
        <table:table-row table:style-name="Tableau1.1">
          <table:table-cell table:style-name="Tableau1.A3" office:value-type="string">
            <text:p text:style-name="P23" loext:marker-style-name="T12"><text:span text:style-name="T1">Conséquences sur l’application</text:span></text:p>
          </table:table-cell>
          <table:table-cell table:style-name="Tableau1.A3" office:value-type="string">
            <text:p text:style-name="P25" loext:marker-style-name="T12"><text:span text:style-name="T1">Ergonomie : </text:span><text:span text:style-name="T10">Le site doit avoir un menu de navigation clair, avec différentes rubriques toutes identifiables par leur nom. </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Fonctionnalités : </text:span><text:span text:style-name="T10">Le site doit avoir une barre de recherche avec des filtres pour permettre a l’utilisateur de rechercher des livres sur le site. Le site doit </text:span><text:span text:style-name="T11">permettre a l’utilisateur de commander des livres et les payer directement sur le site. Il doit aussi avoir un onglet pour consulter l’historique des commandes et achats de l’utilisateur. Le site doit avoir un onglet avec le catalogue des livres disponibles en magasin. Le site doit avoir une fonctionnalité permettant de réserver des livres. </text:span></text:p>
          </table:table-cell>
        </table:table-row>
        <table:table-row table:style-name="Tableau1.1">
          <table:table-cell table:style-name="Tableau1.A3" office:value-type="string">
            <text:p text:style-name="P19" loext:marker-style-name="T14"/>
          </table:table-cell>
          <table:table-cell table:style-name="Tableau1.A3" office:value-type="string">
            <text:p text:style-name="P25" loext:marker-style-name="T12"><text:span text:style-name="T1">Performance : </text:span><text:span text:style-name="T4">Le site doit être rapide à répondre</text:span></text:p>
          </table:table-cell>
        </table:table-row>
        <table:table-row table:style-name="Tableau1.1">
          <table:table-cell table:style-name="Tableau1.A2" office:value-type="string">
            <text:p text:style-name="P23" loext:marker-style-name="T12"><text:span text:style-name="T1">Gestion du changement</text:span></text:p>
          </table:table-cell>
          <table:table-cell table:style-name="Tableau1.A2" office:value-type="string">
            <text:p text:style-name="P25" loext:marker-style-name="T12"><text:span text:style-name="T1">Attitude vis-à-vis de l’application : </text:span><text:span text:style-name="T4">Bonne réaction et compréhension des nouvelles fonctionnalités </text:span></text:p>
          </table:table-cell>
        </table:table-row>
        <table:table-row table:style-name="Tableau1.1">
          <table:table-cell table:style-name="Tableau1.A17" office:value-type="string">
            <text:p text:style-name="P19" loext:marker-style-name="T14"/>
          </table:table-cell>
          <table:table-cell table:style-name="Tableau1.B17" office:value-type="string">
            <text:p text:style-name="P25" loext:marker-style-name="T12"><text:span text:style-name="T1">Accompagnement à prévoir : </text:span><text:span text:style-name="T4">faire un rubrique qui explique les nouvelles fonctionnalités et comment elles marchent </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able:table table:name="Tableau2" table:style-name="Tableau2">
        <table:table-column table:style-name="Tableau2.A"/>
        <table:table-column table:style-name="Tableau2.B"/>
        <table:table-row table:style-name="Tableau2.1">
          <table:table-cell table:style-name="Tableau2.A1" office:value-type="string">
            <text:p text:style-name="P18" loext:marker-style-name="T12"/>
          </table:table-cell>
          <table:table-cell table:style-name="Tableau2.A1" office:value-type="string">
            <text:p text:style-name="P18" loext:marker-style-name="T12"/>
          </table:table-cell>
        </table:table-row>
        <table:table-row table:style-name="Tableau2.2">
          <table:table-cell table:style-name="Tableau2.A2" table:number-columns-spanned="2" office:value-type="string">
            <text:p text:style-name="P22" loext:marker-style-name="T13"><text:span text:style-name="T1">FICHE UTILISATEUR</text:span></text:p>
          </table:table-cell>
          <table:covered-table-cell/>
        </table:table-row>
        <table:table-row table:style-name="Tableau2.1">
          <table:table-cell table:style-name="Tableau2.A3" office:value-type="string">
            <text:p text:style-name="P24" loext:marker-style-name="T12"><text:span text:style-name="T1">Identité</text:span></text:p>
          </table:table-cell>
          <table:table-cell table:style-name="Tableau2.A3" office:value-type="string">
            <text:p text:style-name="P26" loext:marker-style-name="T12"><text:span text:style-name="T1">Nom : </text:span><text:span text:style-name="T4">Hardy</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Prénom : </text:span><text:span text:style-name="T4">Laurel</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Âge : </text:span><text:span text:style-name="T4">50ans</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Situation familiale : </text:span><text:span text:style-name="T4">marié avec deux enfants </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Position : </text:span><text:span text:style-name="T5">fonctionnaire</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Email : </text:span><text:span text:style-name="T4">Laurel&amp;Hardy@gmail.com</text:span></text:p>
          </table:table-cell>
        </table:table-row>
        <table:table-row table:style-name="Tableau2.1">
          <table:table-cell table:style-name="Tableau2.A9" office:value-type="string">
            <text:p text:style-name="P24" loext:marker-style-name="T12"><text:span text:style-name="T1">Formation et compétences</text:span></text:p>
          </table:table-cell>
          <table:table-cell table:style-name="Tableau2.B9" office:value-type="string">
            <text:p text:style-name="P26" loext:marker-style-name="T12"><text:span text:style-name="T1">Formation : </text:span><text:span text:style-name="T4">master métiers de l’enseignement </text:span></text:p>
          </table:table-cell>
        </table:table-row>
        <table:table-row table:style-name="Tableau2.1">
          <table:table-cell table:style-name="Tableau2.A2" office:value-type="string">
            <text:p text:style-name="P20" loext:marker-style-name="T14"/>
          </table:table-cell>
          <table:table-cell table:style-name="Tableau2.A2" office:value-type="string">
            <text:p text:style-name="P26" loext:marker-style-name="T12"><text:span text:style-name="T1">Compétences : </text:span><text:span text:style-name="T4">Connaissances </text:span><text:span text:style-name="T5">dans sa matières, capable de donner des cours.</text:span></text:p>
          </table:table-cell>
        </table:table-row>
        <table:table-row table:style-name="Tableau2.1">
          <table:table-cell table:style-name="Tableau2.A3" office:value-type="string">
            <text:p text:style-name="P24" loext:marker-style-name="T12"><text:span text:style-name="T1">Métier / Tâches</text:span></text:p>
          </table:table-cell>
          <table:table-cell table:style-name="Tableau2.A3" office:value-type="string">
            <text:p text:style-name="P27" loext:marker-style-name="T12"><text:span text:style-name="T5">Métier : professeur des universités </text:span></text:p>
            <text:p text:style-name="P27" loext:marker-style-name="T12"><text:span text:style-name="T1">Tâches principales : </text:span><text:span text:style-name="T5">Donner des cours, évaluer les étudiants avec des qcm, donner des devoirs a rendre, créer des cours.</text:span></text:p>
          </table:table-cell>
        </table:table-row>
        <table:table-row table:style-name="Tableau2.1">
          <table:table-cell table:style-name="Tableau2.A2" office:value-type="string">
            <text:p text:style-name="P24" loext:marker-style-name="T12"><text:span text:style-name="T1">Points critiques </text:span><text:span text:style-name="T2">(fonctionnalité appli les plus importantes)œ</text:span></text:p>
          </table:table-cell>
          <table:table-cell table:style-name="Tableau2.A2" office:value-type="string">
            <text:p text:style-name="P26" loext:marker-style-name="T12"><text:span text:style-name="T1">Points critiques liés au poste : </text:span><text:span text:style-name="T5">Le professeur doit pouvoir : créer des cours et des qcm. Ajouter/supprimer des étudiants de ses cours. Gérer l’accès a ses cours (qui a le droit de s’inscrire). </text:span><text:span text:style-name="T7">Alimenter ses cours : mettre des fichiers de tout types, des liens etc</text:span><text:span text:style-name="T5"> <text:s/></text:span></text:p>
          </table:table-cell>
        </table:table-row>
        <table:table-row table:style-name="Tableau2.1">
          <table:table-cell table:style-name="Tableau2.A3" office:value-type="string">
            <text:p text:style-name="P24" loext:marker-style-name="T12"><text:span text:style-name="T1">Conséquences sur l’application</text:span></text:p>
          </table:table-cell>
          <table:table-cell table:style-name="Tableau2.A3" office:value-type="string">
            <text:p text:style-name="P26" loext:marker-style-name="T12"><text:span text:style-name="T1">Ergonomie : </text:span><text:span text:style-name="T5">Le site doit être intuitif, </text:span><text:span text:style-name="T6">avec une profondeur de 3 clics maximum.</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Fonctionnalités : </text:span><text:span text:style-name="T6">Le site doit avoir une section ou le professeur doit pouvoir gérer ses cours, en créer et en supprimer. Le site doit permettre au professeur de créer des qcm et des rendu de devoirs (par fichier). Le site doit permettre au professeur d’accèder aux personnes inscrites a ses cours. </text:span><text:span text:style-name="T7">Le site doit permettre au professeur de modifier ses cours, d’jouter des fichiers a ses cours etc</text:span></text:p>
          </table:table-cell>
        </table:table-row>
        <table:table-row table:style-name="Tableau2.1">
          <table:table-cell table:style-name="Tableau2.A3" office:value-type="string">
            <text:p text:style-name="P20" loext:marker-style-name="T14"/>
          </table:table-cell>
          <table:table-cell table:style-name="Tableau2.A3" office:value-type="string">
            <text:p text:style-name="P26" loext:marker-style-name="T12"><text:span text:style-name="T1">Performance : </text:span><text:span text:style-name="T6">Le site doit permettre de mettre en ligne rapidement les cours et les qcm</text:span></text:p>
          </table:table-cell>
        </table:table-row>
        <table:table-row table:style-name="Tableau2.1">
          <table:table-cell table:style-name="Tableau2.A2" office:value-type="string">
            <text:p text:style-name="P24" loext:marker-style-name="T12"><text:span text:style-name="T1">Gestion du changement</text:span></text:p>
          </table:table-cell>
          <table:table-cell table:style-name="Tableau2.A2" office:value-type="string">
            <text:p text:style-name="P26" loext:marker-style-name="T12"><text:span text:style-name="T1">Attitude vis-à-vis de l’application : </text:span><text:span text:style-name="T6">Bonne attitude, cependant il peut y avoir une incompréhension sur les nouvelles fonctionnalités implémentées</text:span></text:p>
          </table:table-cell>
        </table:table-row>
        <table:table-row table:style-name="Tableau2.1">
          <table:table-cell table:style-name="Tableau2.A17" office:value-type="string">
            <text:p text:style-name="P20" loext:marker-style-name="T14"/>
          </table:table-cell>
          <table:table-cell table:style-name="Tableau2.B17" office:value-type="string">
            <text:p text:style-name="P28" loext:marker-style-name="T12"><text:span text:style-name="T1">Accompagnement à prévoir : </text:span><text:span text:style-name="T4">faire un rubrique qui explique les nouvelles fonctionnalités et comment elles marchent </text:span></text:p>
          </table:table-cell>
        </table:table-row>
      </table:table>
      <text:p text:style-name="P5"><text:s/></text:p>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7">Professeur</text:p>
          </table:table-cell>
          <table:table-cell table:style-name="Tableau3.C1" office:value-type="string">
            <text:p text:style-name="P7">Etudiant</text:p>
          </table:table-cell>
        </table:table-row>
        <table:table-row>
          <table:table-cell table:style-name="Tableau3.A2" office:value-type="string">
            <text:p text:style-name="P7">Besoins</text:p>
          </table:table-cell>
          <table:table-cell table:style-name="Tableau3.A2" office:value-type="string">
            <text:p text:style-name="P9">- <text:span text:style-name="T15">Créer/supprimer des cours</text:span></text:p>
            <text:p text:style-name="P7">- Créer des qcm</text:p>
            <text:p text:style-name="P7">-Créer des rendus (dépôt de fichiers </text:p>
            <text:p text:style-name="P7">- Ajouter/retirer des étudiants de ses cours </text:p>
            <text:p text:style-name="P7">- Gérer l’accès a ses cours par ses étudiants</text:p>
            <text:p text:style-name="P7">- <text:span text:style-name="T16">Ajouter/retirer du contenu a ses cours</text:span></text:p>
          </table:table-cell>
          <table:table-cell table:style-name="Tableau3.C2" office:value-type="string">
            <text:p text:style-name="P10">- <text:span text:style-name="T16">Accéder a ses cours</text:span></text:p>
            <text:p text:style-name="P10">- <text:span text:style-name="T16">Télécharger les documents/ressources du cours </text:span></text:p>
            <text:p text:style-name="P10">- <text:span text:style-name="T16">Consulter ses notes</text:span></text:p>
            <text:p text:style-name="P10">- <text:span text:style-name="T16">Déposer des fichiers/archives depuis son ordinateur vers le site</text:span></text:p>
            <text:p text:style-name="P12">- S’inscrire a des nouveaux cours </text:p>
          </table:table-cell>
        </table:table-row>
      </table:table>
      <text:p text:style-name="P5"><text:soft-page-break/></text:p>
      <text:p text:style-name="P5"/>
      <text:p text:style-name="P5"/>
      <table:table table:name="Tableau4" table:style-name="Tableau4">
        <table:table-column table:style-name="Tableau4.A"/>
        <table:table-column table:style-name="Tableau4.B"/>
        <table:table-row>
          <table:table-cell table:style-name="Tableau4.A1" table:number-columns-spanned="2" office:value-type="string">
            <text:p text:style-name="P14">Cahier des charges</text:p>
          </table:table-cell>
          <table:covered-table-cell/>
        </table:table-row>
        <table:table-row>
          <table:table-cell table:style-name="Tableau4.A2" office:value-type="string">
            <text:p text:style-name="P14">Origine du projet</text:p>
          </table:table-cell>
          <table:table-cell table:style-name="Tableau4.B2" office:value-type="string">
            <text:p text:style-name="P1">CELENE est une plateforme de cours en ligne de l’Université d’Orléans. La direction de l’Université décide de mettre en chantier la refonte de la plateforme CELENE.</text:p>
          </table:table-cell>
        </table:table-row>
        <table:table-row>
          <table:table-cell table:style-name="Tableau4.A2" office:value-type="string">
            <text:p text:style-name="P14">Situation existante</text:p>
          </table:table-cell>
          <table:table-cell table:style-name="Tableau4.B2" office:value-type="string">
            <text:p text:style-name="P15">Le site permet de Créer un cours, inscrire des utilisateurs étudiants/enseignants, créer des groupes et déposer des documents.</text:p>
          </table:table-cell>
        </table:table-row>
        <table:table-row>
          <table:table-cell table:style-name="Tableau4.A2" office:value-type="string">
            <text:p text:style-name="P14">Identification du besoin</text:p>
          </table:table-cell>
          <table:table-cell table:style-name="Tableau4.B2" office:value-type="string">
            <text:p text:style-name="P11">- <text:span text:style-name="T15">Créer/supprimer des cours</text:span></text:p>
            <text:p text:style-name="P8">- Créer des qcm</text:p>
            <text:p text:style-name="P8">-Créer des rendus (dépôt de fichiers </text:p>
            <text:p text:style-name="P8">- Ajouter/retirer des étudiants de ses cours </text:p>
            <text:p text:style-name="P8">- Gérer l’accès a ses cours par ses étudiants</text:p>
            <text:p text:style-name="P8">- <text:span text:style-name="T16">Ajouter/retirer du contenu a ses cours</text:span></text:p>
            <text:p text:style-name="P8"/>
            <text:p text:style-name="P11">- <text:span text:style-name="T16">Accéder a ses cours</text:span></text:p>
            <text:p text:style-name="P11">- <text:span text:style-name="T16">Télécharger les documents/ressources du cours </text:span></text:p>
            <text:p text:style-name="P11">- <text:span text:style-name="T16">Consulter ses notes</text:span></text:p>
            <text:p text:style-name="P11">- <text:span text:style-name="T16">Déposer des fichiers/archives depuis son ordinateur vers le site</text:span></text:p>
            <text:p text:style-name="P13">- S’inscrire a des nouveaux cours </text:p>
          </table:table-cell>
        </table:table-row>
        <table:table-row>
          <table:table-cell table:style-name="Tableau4.A2" office:value-type="string">
            <text:p text:style-name="P14">Impacts stratégiques</text:p>
          </table:table-cell>
          <table:table-cell table:style-name="Tableau4.B2" office:value-type="string">
            <text:p text:style-name="P16">Faire des mises à jour régulières du site, communiquer sur ces nouvelles fonctionnalités et s’assurer que toutes les fonctionnalités du site fonctionnent.</text:p>
          </table:table-cell>
        </table:table-row>
        <table:table-row>
          <table:table-cell table:style-name="Tableau4.A2" office:value-type="string">
            <text:p text:style-name="P14">Impacts managériaux</text:p>
          </table:table-cell>
          <table:table-cell table:style-name="Tableau4.B2" office:value-type="string">
            <text:p text:style-name="P16">Le site va devoir créer des équipes qui s’occuperont des différentes partie du site, améliorer la communication entre les équipes.</text:p>
          </table:table-cell>
        </table:table-row>
        <table:table-row>
          <table:table-cell table:style-name="Tableau4.A2" office:value-type="string">
            <text:p text:style-name="P14">Impacts techniques</text:p>
          </table:table-cell>
          <table:table-cell table:style-name="Tableau4.B2" office:value-type="string">
            <text:p text:style-name="P15">Le site va devoir augmenter ses capacités en augmentant le nombre de serveur par exemple. <text:span text:style-name="T17">Améliorer son temps de réponse. Adapter ses infrastructures pour pouvoir accueillir ces nouvelles fonctionnalités</text:span></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system" style:font-pitch="variable"/>
    <style:font-face style:name="Gentium Basic" svg:font-family="'Gentium Bas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494cm" fo:margin-bottom="0.494cm" style:contextual-spacing="false" fo:line-height="100%"/>
      <style:text-properties style:font-name="Gentium Basic" fo:font-family="'Gentium Basic'"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1:05:27.887040011</meta:creation-date>
    <dc:date>2025-03-10T12:20:27.234696635</dc:date>
    <meta:editing-duration>PT29M11S</meta:editing-duration>
    <meta:editing-cycles>3</meta:editing-cycles>
    <meta:generator>LibreOffice/24.2.7.2$Linux_X86_64 LibreOffice_project/420$Build-2</meta:generator>
    <meta:document-statistic meta:table-count="4" meta:image-count="0" meta:object-count="0" meta:page-count="3" meta:paragraph-count="84" meta:word-count="793" meta:character-count="5089" meta:non-whitespace-character-count="4355"/>
  </office:meta>
</office:document-meta>
</file>